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Liberation Mono1" svg:font-family="'Liberation Mono', 'dl liberation mono', monospace"/>
    <style:font-face style:name="Segoe UI" svg:font-family="'Segoe UI', 'Segoe WP', 'Segoe UI WPC', Tahoma, Arial, sans-serif"/>
    <style:font-face style:name="Ubuntubeta" svg:font-family="Ubuntubeta, Ubuntu, 'Bitstream Vera Sans', 'DejaVu Sans', Tahoma, sans-serif"/>
    <style:font-face style:name="arial" svg:font-family="arial, sans-serif"/>
    <style:font-face style:name="inherit" svg:font-family="inherit"/>
    <style:font-face style:name="monospace" svg:font-family="monospace, Courier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3b812b"/>
    </style:style>
    <style:style style:name="P2" style:family="paragraph" style:parent-style-name="Standard">
      <style:text-properties officeooo:paragraph-rsid="003d4dff"/>
    </style:style>
    <style:style style:name="P3" style:family="paragraph" style:parent-style-name="Standard">
      <style:text-properties officeooo:rsid="003def4f" officeooo:paragraph-rsid="003def4f"/>
    </style:style>
    <style:style style:name="P4" style:family="paragraph" style:parent-style-name="Standard">
      <style:text-properties officeooo:rsid="0041392a" officeooo:paragraph-rsid="0041392a"/>
    </style:style>
    <style:style style:name="P5" style:family="paragraph" style:parent-style-name="Standard">
      <style:text-properties officeooo:rsid="004285d9" officeooo:paragraph-rsid="0043b6aa"/>
    </style:style>
    <style:style style:name="P6" style:family="paragraph" style:parent-style-name="Standard">
      <style:text-properties officeooo:rsid="00456139" officeooo:paragraph-rsid="00456139"/>
    </style:style>
    <style:style style:name="P7" style:family="paragraph" style:parent-style-name="Standard">
      <style:text-properties officeooo:rsid="003d4dff" officeooo:paragraph-rsid="003d4dff"/>
    </style:style>
    <style:style style:name="P8" style:family="paragraph" style:parent-style-name="Standard">
      <style:text-properties officeooo:rsid="0044394d" officeooo:paragraph-rsid="004572df"/>
    </style:style>
    <style:style style:name="P9" style:family="paragraph" style:parent-style-name="Standard">
      <style:text-properties officeooo:rsid="0044394d" officeooo:paragraph-rsid="00543a87"/>
    </style:style>
    <style:style style:name="P10" style:family="paragraph" style:parent-style-name="Standard">
      <style:text-properties officeooo:rsid="0044394d" officeooo:paragraph-rsid="0055e9a7"/>
    </style:style>
    <style:style style:name="P11" style:family="paragraph" style:parent-style-name="Standard">
      <style:text-properties officeooo:rsid="0044394d" officeooo:paragraph-rsid="00609dd7"/>
    </style:style>
    <style:style style:name="P12" style:family="paragraph" style:parent-style-name="Standard">
      <style:text-properties officeooo:rsid="0044394d" officeooo:paragraph-rsid="007c6c78"/>
    </style:style>
    <style:style style:name="P13" style:family="paragraph" style:parent-style-name="Standard">
      <style:text-properties officeooo:rsid="0044394d" officeooo:paragraph-rsid="0086f13f"/>
    </style:style>
    <style:style style:name="P14" style:family="paragraph" style:parent-style-name="Standard">
      <style:paragraph-properties>
        <style:tab-stops>
          <style:tab-stop style:position="2.8445in"/>
        </style:tab-stops>
      </style:paragraph-properties>
      <style:text-properties officeooo:rsid="0044394d" officeooo:paragraph-rsid="008f3180"/>
    </style:style>
    <style:style style:name="P15" style:family="paragraph" style:parent-style-name="Standard">
      <style:text-properties officeooo:rsid="0044394d" officeooo:paragraph-rsid="009e4e43"/>
    </style:style>
    <style:style style:name="P16" style:family="paragraph" style:parent-style-name="Standard">
      <style:text-properties officeooo:paragraph-rsid="0054f538"/>
    </style:style>
    <style:style style:name="P17" style:family="paragraph" style:parent-style-name="Standard">
      <style:text-properties officeooo:rsid="0057ec90" officeooo:paragraph-rsid="0057ec90"/>
    </style:style>
    <style:style style:name="P18" style:family="paragraph" style:parent-style-name="Standard">
      <style:text-properties officeooo:rsid="005fdd04" officeooo:paragraph-rsid="005fdd04"/>
    </style:style>
    <style:style style:name="P19" style:family="paragraph" style:parent-style-name="Standard">
      <style:text-properties officeooo:rsid="00605661" officeooo:paragraph-rsid="00605661"/>
    </style:style>
    <style:style style:name="P20" style:family="paragraph" style:parent-style-name="Standard">
      <style:text-properties officeooo:rsid="0061631d" officeooo:paragraph-rsid="0061631d"/>
    </style:style>
    <style:style style:name="P21" style:family="paragraph" style:parent-style-name="Standard">
      <style:text-properties officeooo:rsid="006320cd" officeooo:paragraph-rsid="006320cd"/>
    </style:style>
    <style:style style:name="P22" style:family="paragraph" style:parent-style-name="Standard">
      <style:text-properties officeooo:rsid="00642cd1" officeooo:paragraph-rsid="00642cd1" fo:background-color="#ffff00"/>
    </style:style>
    <style:style style:name="P23" style:family="paragraph" style:parent-style-name="Standard">
      <style:text-properties officeooo:rsid="00661458" officeooo:paragraph-rsid="00661458" fo:background-color="#ffff00"/>
    </style:style>
    <style:style style:name="P24" style:family="paragraph" style:parent-style-name="Standard">
      <style:text-properties officeooo:rsid="00661458" officeooo:paragraph-rsid="006be79f" fo:background-color="#ffff00"/>
    </style:style>
    <style:style style:name="P25" style:family="paragraph" style:parent-style-name="Standard">
      <style:text-properties officeooo:rsid="00676e9a" officeooo:paragraph-rsid="00676e9a" fo:background-color="#ffff00"/>
    </style:style>
    <style:style style:name="P26" style:family="paragraph" style:parent-style-name="Standard">
      <style:text-properties officeooo:rsid="006be79f" officeooo:paragraph-rsid="006be79f" fo:background-color="#ffff00"/>
    </style:style>
    <style:style style:name="P27" style:family="paragraph" style:parent-style-name="Standard">
      <style:text-properties officeooo:rsid="006dae3a" officeooo:paragraph-rsid="006dae3a"/>
    </style:style>
    <style:style style:name="P28" style:family="paragraph" style:parent-style-name="Standard">
      <style:text-properties officeooo:rsid="006fc756" officeooo:paragraph-rsid="006fc756"/>
    </style:style>
    <style:style style:name="P29" style:family="paragraph" style:parent-style-name="Standard">
      <style:text-properties officeooo:paragraph-rsid="007bab34"/>
    </style:style>
    <style:style style:name="P30" style:family="paragraph" style:parent-style-name="Standard">
      <style:text-properties fo:font-weight="bold" officeooo:rsid="00804775" officeooo:paragraph-rsid="00804775" style:font-weight-asian="bold" style:font-weight-complex="bold"/>
    </style:style>
    <style:style style:name="P31" style:family="paragraph" style:parent-style-name="Standard">
      <style:text-properties fo:font-weight="bold" officeooo:rsid="00a30198" officeooo:paragraph-rsid="00a30198" style:font-weight-asian="bold" style:font-weight-complex="bold"/>
    </style:style>
    <style:style style:name="P32" style:family="paragraph" style:parent-style-name="Standard">
      <style:text-properties officeooo:rsid="008379c2" officeooo:paragraph-rsid="008379c2"/>
    </style:style>
    <style:style style:name="P33" style:family="paragraph" style:parent-style-name="Standard">
      <style:text-properties officeooo:paragraph-rsid="0086f13f"/>
    </style:style>
    <style:style style:name="P34" style:family="paragraph" style:parent-style-name="Standard">
      <style:text-properties officeooo:paragraph-rsid="00892cf2"/>
    </style:style>
    <style:style style:name="P35" style:family="paragraph" style:parent-style-name="Standard">
      <style:text-properties officeooo:rsid="008a51c3" officeooo:paragraph-rsid="008a51c3"/>
    </style:style>
    <style:style style:name="P36" style:family="paragraph" style:parent-style-name="Standard">
      <style:paragraph-properties>
        <style:tab-stops>
          <style:tab-stop style:position="2.8445in"/>
        </style:tab-stops>
      </style:paragraph-properties>
      <style:text-properties officeooo:paragraph-rsid="0099abc9"/>
    </style:style>
    <style:style style:name="P37" style:family="paragraph" style:parent-style-name="Standard">
      <style:paragraph-properties>
        <style:tab-stops>
          <style:tab-stop style:position="2.8445in"/>
        </style:tab-stops>
      </style:paragraph-properties>
      <style:text-properties officeooo:rsid="0099abc9" officeooo:paragraph-rsid="0099abc9"/>
    </style:style>
    <style:style style:name="P38" style:family="paragraph" style:parent-style-name="Standard">
      <style:text-properties officeooo:paragraph-rsid="009b3226"/>
    </style:style>
    <style:style style:name="P39" style:family="paragraph" style:parent-style-name="Standard">
      <style:text-properties officeooo:rsid="00a2a483" officeooo:paragraph-rsid="00a2a483"/>
    </style:style>
    <style:style style:name="P40" style:family="paragraph" style:parent-style-name="Standard">
      <style:text-properties officeooo:rsid="00a30198" officeooo:paragraph-rsid="00a30198"/>
    </style:style>
    <style:style style:name="P41" style:family="paragraph" style:parent-style-name="Preformatted_20_Text">
      <style:text-properties officeooo:paragraph-rsid="004bc1f6"/>
    </style:style>
    <style:style style:name="P42" style:family="paragraph" style:parent-style-name="Preformatted_20_Text">
      <style:text-properties officeooo:rsid="004fa231" officeooo:paragraph-rsid="004fa231"/>
    </style:style>
    <style:style style:name="P43" style:family="paragraph" style:parent-style-name="Preformatted_20_Text">
      <style:text-properties officeooo:rsid="004fa231" officeooo:paragraph-rsid="00734181"/>
    </style:style>
    <style:style style:name="P44" style:family="paragraph" style:parent-style-name="Preformatted_20_Text">
      <style:text-properties officeooo:rsid="004fa231" officeooo:paragraph-rsid="00876a7e"/>
    </style:style>
    <style:style style:name="P45" style:family="paragraph" style:parent-style-name="Preformatted_20_Text">
      <style:text-properties officeooo:rsid="00518ba4" officeooo:paragraph-rsid="00518ba4"/>
    </style:style>
    <style:style style:name="P46" style:family="paragraph" style:parent-style-name="Preformatted_20_Text">
      <style:text-properties officeooo:rsid="00518ba4" officeooo:paragraph-rsid="00734181"/>
    </style:style>
    <style:style style:name="P47" style:family="paragraph" style:parent-style-name="Preformatted_20_Text">
      <style:text-properties officeooo:rsid="00518ba4" officeooo:paragraph-rsid="0086f13f"/>
    </style:style>
    <style:style style:name="P48" style:family="paragraph" style:parent-style-name="Preformatted_20_Text">
      <style:text-properties officeooo:rsid="00518ba4" officeooo:paragraph-rsid="00876a7e"/>
    </style:style>
    <style:style style:name="P49" style:family="paragraph" style:parent-style-name="Preformatted_20_Text">
      <style:text-properties officeooo:paragraph-rsid="004c27f3"/>
    </style:style>
    <style:style style:name="P50" style:family="paragraph" style:parent-style-name="Preformatted_20_Text">
      <style:text-properties officeooo:paragraph-rsid="00734181"/>
    </style:style>
    <style:style style:name="P51" style:family="paragraph" style:parent-style-name="Preformatted_20_Text">
      <style:text-properties officeooo:rsid="00743c87" officeooo:paragraph-rsid="00743c87"/>
    </style:style>
    <style:style style:name="P52" style:family="paragraph" style:parent-style-name="Preformatted_20_Text">
      <style:text-properties officeooo:paragraph-rsid="00876a7e"/>
    </style:style>
    <style:style style:name="P53" style:family="paragraph" style:parent-style-name="Preformatted_20_Text">
      <style:text-properties officeooo:rsid="0091a629" officeooo:paragraph-rsid="0091a629"/>
    </style:style>
    <style:style style:name="P54" style:family="paragraph" style:parent-style-name="Preformatted_20_Text">
      <style:text-properties officeooo:rsid="008a51c3" officeooo:paragraph-rsid="008a51c3"/>
    </style:style>
    <style:style style:name="P55" style:family="paragraph" style:parent-style-name="Preformatted_20_Text">
      <style:text-properties officeooo:rsid="0095a96e" officeooo:paragraph-rsid="0095a96e"/>
    </style:style>
    <style:style style:name="P56" style:family="paragraph" style:parent-style-name="Standard">
      <style:paragraph-properties fo:break-before="page"/>
      <style:text-properties fo:font-weight="bold" officeooo:rsid="00804775" officeooo:paragraph-rsid="005a7dce" style:font-weight-asian="bold" style:font-weight-complex="bold"/>
    </style:style>
    <style:style style:name="P57" style:family="paragraph" style:parent-style-name="Standard" style:list-style-name="L1"/>
    <style:style style:name="P58" style:family="paragraph" style:parent-style-name="Standard">
      <style:text-properties officeooo:rsid="00a30198" officeooo:paragraph-rsid="00a30198"/>
    </style:style>
    <style:style style:name="P59" style:family="paragraph" style:parent-style-name="Standard">
      <style:text-properties officeooo:rsid="00b7aeba" officeooo:paragraph-rsid="00b7aeba"/>
    </style:style>
    <style:style style:name="P60" style:family="paragraph" style:parent-style-name="Standard">
      <style:text-properties officeooo:rsid="00b9adaa" officeooo:paragraph-rsid="00b9adaa"/>
    </style:style>
    <style:style style:name="P61" style:family="paragraph" style:parent-style-name="Standard">
      <style:text-properties officeooo:rsid="00baaed5" officeooo:paragraph-rsid="00baaed5"/>
    </style:style>
    <style:style style:name="P62" style:family="paragraph" style:parent-style-name="Standard">
      <style:text-properties officeooo:rsid="00baaed5" officeooo:paragraph-rsid="00bb14cc"/>
    </style:style>
    <style:style style:name="P63" style:family="paragraph" style:parent-style-name="Standard">
      <style:text-properties officeooo:rsid="00c311d7" officeooo:paragraph-rsid="00c311d7"/>
    </style:style>
    <style:style style:name="P64" style:family="paragraph" style:parent-style-name="Standard">
      <style:text-properties officeooo:paragraph-rsid="00c311d7"/>
    </style:style>
    <style:style style:name="P65" style:family="paragraph" style:parent-style-name="Standard">
      <style:text-properties fo:font-weight="bold" style:font-weight-asian="bold" style:font-weight-complex="bold"/>
    </style:style>
    <style:style style:name="P66" style:family="paragraph" style:parent-style-name="Standard">
      <style:text-properties fo:font-weight="bold" officeooo:paragraph-rsid="008633ff" style:font-weight-asian="bold" style:font-weight-complex="bold"/>
    </style:style>
    <style:style style:name="P67" style:family="paragraph" style:parent-style-name="Standard">
      <style:paragraph-properties>
        <style:tab-stops>
          <style:tab-stop style:position="2.8445in"/>
        </style:tab-stops>
      </style:paragraph-properties>
      <style:text-properties fo:font-weight="bold" officeooo:paragraph-rsid="00d1d808" style:font-weight-asian="bold" style:font-weight-complex="bold"/>
    </style:style>
    <style:style style:name="P6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69" style:family="paragraph" style:parent-style-name="Footer">
      <style:paragraph-properties fo:margin-left="0in" fo:margin-right="0in" fo:text-align="start" style:justify-single-word="false" fo:orphans="2" fo:widows="2" fo:text-indent="0in" style:auto-text-indent="false"/>
    </style:style>
    <style:style style:name="P70" style:family="paragraph" style:parent-style-name="Preformatted_20_Text">
      <style:text-properties officeooo:rsid="00a7e061" officeooo:paragraph-rsid="00a7e061"/>
    </style:style>
    <style:style style:name="P71" style:family="paragraph" style:parent-style-name="Preformatted_20_Text">
      <style:text-properties fo:font-variant="normal" fo:text-transform="none" fo:color="#000000" style:font-name="monospace" fo:font-size="7.09999990463257pt" fo:letter-spacing="normal" fo:font-style="normal" fo:font-weight="normal" officeooo:rsid="00baaed5" officeooo:paragraph-rsid="00bb14cc"/>
    </style:style>
    <style:style style:name="P72" style:family="paragraph" style:parent-style-name="Preformatted_20_Text">
      <style:text-properties officeooo:rsid="00b3985d"/>
    </style:style>
    <style:style style:name="P73" style:family="paragraph" style:parent-style-name="Preformatted_20_Text">
      <style:text-properties officeooo:rsid="00baaed5" officeooo:paragraph-rsid="00bb14cc"/>
    </style:style>
    <style:style style:name="P74" style:family="paragraph" style:parent-style-name="Preformatted_20_Text">
      <style:text-properties officeooo:rsid="00c50203" officeooo:paragraph-rsid="00c50203"/>
    </style:style>
    <style:style style:name="P75" style:family="paragraph" style:parent-style-name="Preformatted_20_Text">
      <style:text-properties officeooo:rsid="00cdd990" officeooo:paragraph-rsid="00cdd990"/>
    </style:style>
    <style:style style:name="P76" style:family="paragraph" style:parent-style-name="Preformatted_20_Text">
      <style:paragraph-properties>
        <style:tab-stops>
          <style:tab-stop style:position="1.1244in"/>
        </style:tab-stops>
      </style:paragraph-properties>
    </style:style>
    <style:style style:name="P77" style:family="paragraph" style:parent-style-name="Preformatted_20_Text">
      <style:text-properties officeooo:rsid="00cfe134" officeooo:paragraph-rsid="00cfe134"/>
    </style:style>
    <style:style style:name="P78" style:family="paragraph" style:parent-style-name="Preformatted_20_Text">
      <style:text-properties officeooo:rsid="00d13a83" officeooo:paragraph-rsid="00d13a83"/>
    </style:style>
    <style:style style:name="P79" style:family="paragraph" style:parent-style-name="Preformatted_20_Text">
      <style:text-properties officeooo:rsid="00d3ad76" officeooo:paragraph-rsid="00d3ad76"/>
    </style:style>
    <style:style style:name="P80" style:family="paragraph" style:parent-style-name="Preformatted_20_Text">
      <style:text-properties officeooo:rsid="00d3ad76" officeooo:paragraph-rsid="00d3f67a"/>
    </style:style>
    <style:style style:name="P81" style:family="paragraph" style:parent-style-name="Preformatted_20_Text">
      <style:text-properties officeooo:rsid="00d3ad76" officeooo:paragraph-rsid="00d52261"/>
    </style:style>
    <style:style style:name="P82" style:family="paragraph" style:parent-style-name="Preformatted_20_Text">
      <style:text-properties officeooo:rsid="00d3d08c" officeooo:paragraph-rsid="00d3d08c"/>
    </style:style>
    <style:style style:name="P83" style:family="paragraph" style:parent-style-name="Preformatted_20_Text">
      <style:text-properties officeooo:rsid="00d5def2" officeooo:paragraph-rsid="00d5def2"/>
    </style:style>
    <style:style style:name="P84" style:family="paragraph" style:parent-style-name="Preformatted_20_Text">
      <style:text-properties officeooo:rsid="00d98b0b" officeooo:paragraph-rsid="00d98b0b"/>
    </style:style>
    <style:style style:name="P85" style:family="paragraph" style:parent-style-name="Preformatted_20_Text">
      <style:text-properties officeooo:rsid="00da478b" officeooo:paragraph-rsid="00da478b"/>
    </style:style>
    <style:style style:name="P86" style:family="paragraph" style:parent-style-name="Preformatted_20_Text">
      <style:text-properties officeooo:rsid="00db66dc" officeooo:paragraph-rsid="00db66dc"/>
    </style:style>
    <style:style style:name="P87" style:family="paragraph" style:parent-style-name="Preformatted_20_Text">
      <style:text-properties officeooo:paragraph-rsid="00d3d08c"/>
    </style:style>
    <style:style style:name="P88" style:family="paragraph" style:parent-style-name="Preformatted_20_Text">
      <style:paragraph-properties fo:margin-left="0in" fo:margin-right="0in" fo:orphans="2" fo:widows="2" fo:text-indent="0in" style:auto-text-indent="false" fo:padding="0.0193in" fo:border="0.06pt solid #dddddd"/>
      <style:text-properties fo:font-variant="normal" fo:text-transform="none" fo:color="#000000" style:font-name="monospace" fo:font-size="7.09999990463257pt" fo:letter-spacing="normal" fo:font-style="normal" fo:font-weight="normal"/>
    </style:style>
    <style:style style:name="P89" style:family="paragraph" style:parent-style-name="Preformatted_20_Text">
      <style:paragraph-properties fo:margin-top="0in" fo:margin-bottom="0.1965in" loext:contextual-spacing="false" fo:orphans="2" fo:widows="2" fo:padding="0.0193in" fo:border="0.06pt solid #dddddd"/>
    </style:style>
    <style:style style:name="P90" style:family="paragraph" style:parent-style-name="Preformatted_20_Text">
      <style:paragraph-properties fo:orphans="2" fo:widows="2" fo:padding="0.0193in" fo:border="0.06pt solid #dddddd"/>
    </style:style>
    <style:style style:name="P91" style:family="paragraph" style:parent-style-name="Preformatted_20_Text">
      <style:paragraph-properties fo:orphans="2" fo:widows="2" fo:padding="0.0193in" fo:border="0.06pt solid #dddddd"/>
      <style:text-properties fo:font-variant="normal" fo:text-transform="none" fo:color="#000000" fo:letter-spacing="normal"/>
    </style:style>
    <style:style style:name="T1" style:family="text">
      <style:text-properties officeooo:rsid="0043b6aa"/>
    </style:style>
    <style:style style:name="T2" style:family="text">
      <style:text-properties officeooo:rsid="004572df"/>
    </style:style>
    <style:style style:name="T3" style:family="text">
      <style:text-properties officeooo:rsid="004bc1f6"/>
    </style:style>
    <style:style style:name="T4" style:family="text">
      <style:text-properties officeooo:rsid="004c27f3"/>
    </style:style>
    <style:style style:name="T5" style:family="text">
      <style:text-properties officeooo:rsid="004d841c"/>
    </style:style>
    <style:style style:name="T6" style:family="text">
      <style:text-properties officeooo:rsid="0055e9a7"/>
    </style:style>
    <style:style style:name="T7" style:family="text">
      <style:text-properties officeooo:rsid="005bb08d"/>
    </style:style>
    <style:style style:name="T8" style:family="text">
      <style:text-properties officeooo:rsid="00605661"/>
    </style:style>
    <style:style style:name="T9" style:family="text">
      <style:text-properties officeooo:rsid="00734181"/>
    </style:style>
    <style:style style:name="T10" style:family="text">
      <style:text-properties officeooo:rsid="008633ff"/>
    </style:style>
    <style:style style:name="T11" style:family="text">
      <style:text-properties officeooo:rsid="008787bd"/>
    </style:style>
    <style:style style:name="T12" style:family="text">
      <style:text-properties fo:font-variant="normal" fo:text-transform="none" fo:color="#212121" style:font-name="Segoe UI" fo:font-size="4.84999990463257pt" fo:letter-spacing="normal" fo:font-style="normal" fo:font-weight="normal" officeooo:rsid="0095a96e"/>
    </style:style>
    <style:style style:name="T13" style:family="text">
      <style:text-properties fo:font-variant="normal" fo:text-transform="none" fo:color="#000000" style:font-name="Ubuntubeta" fo:font-size="4.84999990463257pt" fo:letter-spacing="normal" fo:font-style="normal" fo:font-weight="normal"/>
    </style:style>
    <style:style style:name="T14" style:family="text">
      <style:text-properties fo:font-variant="normal" fo:text-transform="none" fo:color="#000000" style:font-name="monospace" fo:font-size="7.09999990463257pt" fo:letter-spacing="normal" fo:font-style="normal" fo:font-weight="normal"/>
    </style:style>
    <style:style style:name="T15" style:family="text">
      <style:text-properties fo:font-variant="normal" fo:text-transform="none" fo:color="#000000" style:font-name="monospace" fo:font-size="7.09999990463257pt" fo:letter-spacing="normal" fo:font-style="normal" fo:font-weight="normal" officeooo:rsid="00bf0be7"/>
    </style:style>
    <style:style style:name="T16" style:family="text">
      <style:text-properties fo:font-variant="normal" fo:text-transform="none" fo:color="#000000" style:font-name="monospace" fo:font-size="7.09999990463257pt" fo:letter-spacing="normal" fo:font-style="normal" fo:font-weight="normal" officeooo:rsid="00c06167"/>
    </style:style>
    <style:style style:name="T17" style:family="text">
      <style:text-properties fo:font-variant="normal" fo:text-transform="none" fo:color="#000000" style:font-name="monospace" fo:font-size="7.09999990463257pt" fo:letter-spacing="normal" fo:font-style="normal" fo:font-weight="normal" officeooo:rsid="00c25937"/>
    </style:style>
    <style:style style:name="T18" style:family="text">
      <style:text-properties fo:font-variant="normal" fo:text-transform="none" fo:color="#000000" style:font-name="monospace" fo:font-size="7.09999990463257pt" fo:letter-spacing="normal" fo:font-style="normal" fo:font-weight="normal" officeooo:rsid="00ca0d58"/>
    </style:style>
    <style:style style:name="T19" style:family="text">
      <style:text-properties fo:font-variant="normal" fo:text-transform="none" fo:color="#000000" style:font-name="monospace" fo:font-size="7.09999990463257pt" fo:letter-spacing="normal" fo:font-style="normal" fo:font-weight="bold"/>
    </style:style>
    <style:style style:name="T20" style:family="text">
      <style:text-properties fo:font-variant="normal" fo:text-transform="none" fo:color="#000000" style:font-name="monospace" fo:font-size="7.09999990463257pt" fo:letter-spacing="normal" fo:font-style="normal" fo:font-weight="bold" officeooo:rsid="00ca0d58"/>
    </style:style>
    <style:style style:name="T21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545454" style:font-name="arial" fo:font-size="12pt" fo:letter-spacing="normal" fo:font-style="normal" fo:font-weight="normal" officeooo:rsid="00b72508"/>
    </style:style>
    <style:style style:name="T23" style:family="text">
      <style:text-properties fo:font-variant="normal" fo:text-transform="none" fo:color="#6a6a6a" style:font-name="arial" fo:font-size="12pt" fo:letter-spacing="normal" fo:font-style="normal" fo:font-weight="bold"/>
    </style:style>
    <style:style style:name="T24" style:family="text">
      <style:text-properties fo:font-variant="normal" fo:text-transform="none" fo:color="#663366" style:text-line-through-style="none" style:text-line-through-type="none" style:font-name="monospace" fo:font-size="7.09999990463257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5" style:family="text">
      <style:text-properties fo:font-variant="normal" fo:text-transform="none" fo:color="#663366" style:text-line-through-style="none" style:text-line-through-type="none" style:font-name="monospace" fo:font-size="7.09999990463257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26" style:family="text">
      <style:text-properties officeooo:rsid="0093f809"/>
    </style:style>
    <style:style style:name="T27" style:family="text">
      <style:text-properties officeooo:rsid="0044394d"/>
    </style:style>
    <style:style style:name="T28" style:family="text">
      <style:text-properties officeooo:rsid="00a30198"/>
    </style:style>
    <style:style style:name="T29" style:family="text">
      <style:text-properties officeooo:rsid="0095a96e"/>
    </style:style>
    <style:style style:name="T30" style:family="text">
      <style:text-properties officeooo:rsid="00b07b5a"/>
    </style:style>
    <style:style style:name="T31" style:family="text">
      <style:text-properties officeooo:rsid="00c311d7"/>
    </style:style>
    <style:style style:name="T32" style:family="text">
      <style:text-properties officeooo:rsid="00d3d08c"/>
    </style:style>
    <style:style style:name="T33" style:family="text">
      <style:text-properties officeooo:rsid="00d3f67a"/>
    </style:style>
    <style:style style:name="T34" style:family="text">
      <style:text-properties officeooo:rsid="00d52261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40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0409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en on SD card</text:p>
      <text:p text:style-name="Standard"><text:s/>Installing Xen Utils</text:p>
      <text:p text:style-name="Standard">apt-get install qemu-system-aarch64</text:p>
      <text:p text:style-name="Standard"/>
      <text:p text:style-name="Standard">Logfile produced at:</text:p>
      <text:p text:style-name="Standard"><text:s text:c="9"/>/var/log/xen-tools/XenGuest1.log</text:p>
      <text:p text:style-name="Standard"/>
      <text:p text:style-name="Standard">Installation Summary</text:p>
      <text:p text:style-name="Standard">---------------------</text:p>
      <text:p text:style-name="Standard">Hostname <text:s text:c="7"/>: <text:s/>XenGuest1</text:p>
      <text:p text:style-name="Standard">Distribution <text:s text:c="3"/>: <text:s/>jessie</text:p>
      <text:p text:style-name="Standard">MAC Address <text:s text:c="4"/>: <text:s/>00:16:3E:0F:D2:C9</text:p>
      <text:p text:style-name="Standard">IP Address(es) <text:s/>: <text:s/>dynamic</text:p>
      <text:p text:style-name="Standard">SSH Fingerprint : <text:s/>c8:97:d5:d0:24:39:0f:36:ca:12:53:77:c6:1c:a0:56 (DSA)</text:p>
      <text:p text:style-name="Standard">SSH Fingerprint : <text:s/>0b:55:05:f0:0c:ab:62:89:61:47:a7:22:e6:b5:8c:25 (ECDSA)</text:p>
      <text:p text:style-name="Standard">SSH Fingerprint : <text:s/>24:4a:2a:ca:48:f3:7c:45:51:87:07:f9:32:ff:7c:d4 (ED25519)</text:p>
      <text:p text:style-name="Standard">SSH Fingerprint : <text:s/>04:51:32:38:6e:47:a9:dd:e3:20:b1:c6:e3:bf:0a:ba (RSA)</text:p>
      <text:p text:style-name="Standard">Root Password <text:s text:c="2"/>: <text:s/>WFjNDCjxEsLZHMvedhgEBbs</text:p>
      <text:p text:style-name="Standard"/>
      <text:p text:style-name="Standard">Guest Kernel</text:p>
      <text:p text:style-name="Preformatted_20_Text">CONFIG_PARAVIRT_GUEST=y</text:p>
      <text:p text:style-name="Preformatted_20_Text">CONFIG_XEN=y</text:p>
      <text:p text:style-name="Preformatted_20_Text">CONFIG_XEN_BLKDEV_FRONTEND=y</text:p>
      <text:p text:style-name="Preformatted_20_Text">CONFIG_XEN_NETDEV_FRONTEND=y</text:p>
      <text:p text:style-name="Preformatted_20_Text">CONFIG_HVC_XEN=y</text:p>
      <text:p text:style-name="Standard"/>
      <text:p text:style-name="Standard">For routing</text:p>
      <text:p text:style-name="Standard">xen tools /etc/xen/xl.conf</text:p>
      <text:p text:style-name="Standard">vif.default.gatewaydev="wlan0”</text:p>
      <text:p text:style-name="Standard">vif.default.script="vif-route"</text:p>
      <text:p text:style-name="Standard"/>
      <text:p text:style-name="Standard">/etc/xen/xend-config.sxp</text:p>
      <text:p text:style-name="Standard">(network-script network-route)</text:p>
      <text:p text:style-name="Standard">(vif-script <text:s text:c="4"/>vif-route)</text:p>
      <text:p text:style-name="Standard"/>
      <text:p text:style-name="Standard">Phidias Linux 4.11rc3</text:p>
      <text:p text:style-name="Standard"><text:a xlink:type="simple" xlink:href="https://www.kernel.org/pub/linux/kernel/v4.x/" text:style-name="Internet_20_link" text:visited-style-name="Visited_20_Internet_20_Link">https://www.kernel.org/pub/linux/kernel/v4.x/</text:a></text:p>
      <text:p text:style-name="Standard">Logfile produced at:</text:p>
      <text:p text:style-name="Standard"><text:s text:c="9"/>/var/log/xen-tools/XenGuest1.log</text:p>
      <text:p text:style-name="Standard"/>
      <text:p text:style-name="Standard">Installation Summary</text:p>
      <text:p text:style-name="Standard">---------------------</text:p>
      <text:p text:style-name="Standard">Hostname <text:s text:c="7"/>: <text:s/>XenGuest1</text:p>
      <text:p text:style-name="Standard">Distribution <text:s text:c="3"/>: <text:s/>jessie</text:p>
      <text:p text:style-name="Standard">MAC Address <text:s text:c="4"/>: <text:s/>00:16:3E:0F:D2:C9</text:p>
      <text:p text:style-name="Standard">IP Address(es) <text:s/>: <text:s/>dynamic</text:p>
      <text:p text:style-name="Standard">SSH Fingerprint : <text:s/>de:0a:c6:2b:58:31:39:4b:02:d5:65:0c:e0:db:68:43 (DSA)</text:p>
      <text:p text:style-name="Standard">SSH Fingerprint : <text:s/>c2:b5:f3:89:37:c8:ca:81:33:89:22:e3:08:dd:ee:f5 (ECDSA)</text:p>
      <text:p text:style-name="Standard">SSH Fingerprint : <text:s/>91:f6:96:44:ff:8c:ba:d2:c9:77:2e:55:a6:98:d0:e1 (ED25519)</text:p>
      <text:p text:style-name="Standard">SSH Fingerprint : <text:s/>47:43:73:a2:99:c9:67:1b:ac:8f:31:be:a1:79:1b:e6 (RSA)</text:p>
      <text:p text:style-name="Standard">Root Password <text:s text:c="2"/>: <text:s/>UH3sAg7yKEFM2Agb3z7BpNy</text:p>
      <text:p text:style-name="Standard"><text:soft-page-break/></text:p>
      <text:p text:style-name="Standard">service xen stop</text:p>
      <text:p text:style-name="Standard">service xen start <text:s/>Ctl+c</text:p>
      <text:p text:style-name="Standard">service xen restart</text:p>
      <text:p text:style-name="Standard"/>
      <text:p text:style-name="Standard">Data.LOAD.ELf <text:s text:c="2"/>/home/amna/Thesis/96board_linux_checkout/linux/vmlinux /nocode </text:p>
      <text:p text:style-name="Standard"/>
      <text:p text:style-name="Standard">Data.LOAD.Elf /home/amna/Thesis/xen/xen/xen/xen-syms /nocode /noclear</text:p>
      <text:p text:style-name="Standard"/>
      <text:p text:style-name="Standard">DO /home/opt/t32/demo/arm64/hardware/hikey/start_a53_m.cmm</text:p>
      <text:p text:style-name="Standard"/>
      <text:p text:style-name="Standard">For ping problem</text:p>
      <text:p text:style-name="Standard">apt-get install inetutils-ping</text:p>
      <text:p text:style-name="Standard"/>
      <text:p text:style-name="Text_20_body">Add this to the kernel boot line - <text:span text:style-name="Source_20_Text">dom0_max_vcpus=1</text:span>.</text:p>
      <text:p text:style-name="Text_20_body">To force dom0 to also run on a single pcpu also add <text:span text:style-name="Source_20_Text">dom0_vcpus_pin</text:span>.</text:p>
      <text:p text:style-name="Text_20_body">To try on an active system without a Reboot, use the following commands -</text:p>
      <text:p text:style-name="Preformatted_20_Text"># xl vcpu-set 0 1 </text:p>
      <text:p text:style-name="Preformatted_20_Text"># xl vcpu-pin 0 0 0</text:p>
      <text:p text:style-name="Standard">in xen.cfg </text:p>
      <text:p text:style-name="Standard">dom0_max_vcpus=1 dom0_vcpus_pin</text:p>
      <text:p text:style-name="Standard"/>
      <text:p text:style-name="Standard">Buiding Phidias</text:p>
      <text:p text:style-name="Standard">linux-4.11-rc2 # make ARCH=arm64 CROSS_COMPILE=aarch64-linux-gnu- Image hisilicon/hi6220-hikey.dtb</text:p>
      <text:p text:style-name="Standard">For making initrd image, follow the commands:</text:p>
      <text:p text:style-name="P1">cd source_folder/<text:line-break/><text:line-break/>find . | cpio -H newc -o &gt; ../initramfs.cpio<text:line-break/><text:line-break/>cd ..<text:line-break/><text:line-break/>cat initramfs.cpio | gzip &gt; initramfs.igz<text:line-break/><text:line-break/>Don't forget to adjust the size of the new initramfs file in the dtb.</text:p>
      <text:p text:style-name="P7">du -b initramfs.igz </text:p>
      <text:p text:style-name="P3">148865075</text:p>
      <text:p text:style-name="P2"><text:line-break/><text:line-break/>You can decompile a dtb with: dtc -I dtb -O dts -o source.dts binary.dtb<text:line-break/><text:line-break/>To compile the source again into a dtb, use: dtc -I dts -O dtb -o<text:line-break/>binary.dtb source.dts</text:p>
      <text:p text:style-name="P2"/>
      <text:p text:style-name="P4">root@amna-ThinkPad-E460:/home/amna/Thesis/Phidias_access# dtc -I dtb -O dts -o hi6220new.dts hi6220new.dtb </text:p>
      <text:p text:style-name="P5">linux,initrd-end = &lt;0x0 0x12DF8033&gt;; <text:s/><text:span text:style-name="T1">old linux,initrd-end = &lt;0x0 0xa199000</text:span></text:p>
      <text:p text:style-name="P5"/>
      <text:p text:style-name="P6"><text:soft-page-break/><text:s text:c="4"/>&lt;!-- file id="linux_kernel" href="/work/hikey/Image-3.18.0-linaro-hikey" / --&gt;</text:p>
      <text:p text:style-name="P6"><text:s text:c="4"/>&lt;file id="linux_kernel" href="/home/amna/Thesis/Linux_4.11-rc2/linux-4.11-rc2</text:p>
      <text:p text:style-name="P6">/arch/arm64/boot/Image" /&gt;</text:p>
      <text:p text:style-name="P6"><text:s text:c="4"/>&lt;file id="linux_ramdisk" href="/home/amna/Thesis/Linux_4.11-rc2/initramfs.igz" /&gt;</text:p>
      <text:p text:style-name="P6"><text:s text:c="4"/>&lt;file id="linux_dtb" href="/home/amna/Thesis/Phidias_access/hi6220new.dtb" /&gt;</text:p>
      <text:p text:style-name="P8">In scenario.xml add ccprefix<text:span text:style-name="T2">=”aarch64-linux-gnu-”</text:span></text:p>
      <text:p text:style-name="P8"/>
      <text:p text:style-name="P17"><text:s text:c="4"/>&lt;file id="linux_kernel" href="/home/amna/Thesis/Phidias_access/Image" /&gt;</text:p>
      <text:p text:style-name="P17"><text:s text:c="4"/>&lt;file id="linux_ramdisk" href="/home/amna/Thesis/Phidias_access/arm64.sq" /&gt;</text:p>
      <text:p text:style-name="P17"><text:s text:c="4"/>&lt;file id="linux_dtb" href="/home/amna/Thesis/Phidias_access/hi6220new.dtb" /&gt;</text:p>
      <text:p text:style-name="P9"><text:s/>make ARCH=arm64 CROSS_COMPILE=aarch64-linux-gnu- Image hisilicon/hi6220-hikey.dtb</text:p>
      <text:p text:style-name="Standard"/>
      <text:p text:style-name="P41">setenv ipaddr <text:span text:style-name="T3">130.149.39.61</text:span></text:p>
      <text:p text:style-name="P49">setenv serverip <text:span text:style-name="T4">130.149.39.71</text:span></text:p>
      <text:p text:style-name="Preformatted_20_Text">setenv netmask 255.255.<text:span text:style-name="T5">255</text:span>.0</text:p>
      <text:p text:style-name="P42">tftp 0x10008000 image</text:p>
      <text:p text:style-name="P45">go 0x10008000</text:p>
      <text:p text:style-name="P45"/>
      <text:p text:style-name="P51">Home</text:p>
      <text:p text:style-name="P50">setenv ipaddr <text:span text:style-name="T3">192.168.2.110</text:span></text:p>
      <text:p text:style-name="P50">setenv serverip <text:span text:style-name="T9">192.168.2.105</text:span></text:p>
      <text:p text:style-name="P50">setenv netmask 255.255.<text:span text:style-name="T5">255</text:span>.0</text:p>
      <text:p text:style-name="P43">tftp 0x10008000 image</text:p>
      <text:p text:style-name="P46">go 0x10008000</text:p>
      <text:p text:style-name="P45"/>
      <text:p text:style-name="P45"/>
      <text:p text:style-name="P8"/>
      <text:p text:style-name="P29">Data.LOAD.ELf <text:s text:c="2"/><text:span text:style-name="T7">/home/amna/Thesis/Linux_4.11/linux-4.11-rc2</text:span>/vmlinux /nocode </text:p>
      <text:p text:style-name="P16"/>
      <text:p text:style-name="P10">Data.LOAD.Elf <text:span text:style-name="T6">/home/amna/Thesis/phidias/build_amna/phidias.elf</text:span> /nocode /noclear</text:p>
      <text:p text:style-name="P12">Data.LOAD.Elf <text:span text:style-name="T8">/home/amna/Thesis/phidias/lwip/build/lwip </text:span>/nocode /noclear</text:p>
      <text:p text:style-name="P10"/>
      <text:p text:style-name="Standard">9709709 is 0x94288D<text:line-break/><text:line-break/>        linux,initrd-start = &lt;0x0 0xa000000&gt;;<text:line-break/>        linux,initrd-end = &lt;0x0 0xa94288D&gt;; <text:line-break/><text:line-break/>Then recompile the dtb<text:line-break/>dtc -I dts -O dtb -o hi6220new.dtb hi6220new.dts</text:p>
      <text:p text:style-name="Standard"/>
      <text:p text:style-name="P18">Build4 for one guest</text:p>
      <text:p text:style-name="P18">Build5 for lwip</text:p>
      <text:p text:style-name="P18"/>
      <text:p text:style-name="P28">in</text:p>
      <text:p text:style-name="P11"/>
      <text:p text:style-name="P19"/>
      <text:p text:style-name="P22">PC=0x40010000</text:p>
      <text:p text:style-name="P24">data.dump 0x40010000 <text:s/></text:p>
      <text:p text:style-name="P26">In memory list__lwip_phidias_start</text:p>
      <text:p text:style-name="P23"/>
      <text:p text:style-name="P25">Lwip Nested Prefetch Abort</text:p>
      <text:p text:style-name="P25"/>
      <text:p text:style-name="P27">Nested Prefetch Abort</text:p>
      <text:p text:style-name="P27"><text:soft-page-break/>Guest fault at 200 (-&gt; 200)</text:p>
      <text:p text:style-name="P27">PSTATE/PC: 3c5/200</text:p>
      <text:p text:style-name="P27">GPREGS: 0000000000008000 0000000000000000 0000000000000000 0000000000000000</text:p>
      <text:p text:style-name="P27"><text:s text:c="8"/>0000000000000000 0000000000000000 0000000000000000 0000000000000000</text:p>
      <text:p text:style-name="P27"><text:s text:c="8"/>0000000000000000 0000000000000000 0000000000000000 0000000000000000</text:p>
      <text:p text:style-name="P27"><text:s text:c="8"/>0000000000000000 0000000000000000 0000000000000000 0000000000000000</text:p>
      <text:p text:style-name="P27"><text:s text:c="8"/>0000000000000000 0000000000000000 0000000000000000 0000000000000000</text:p>
      <text:p text:style-name="P27"><text:s text:c="8"/>0000000000000000 0000000000000000 0000000000000000 0000000000000000</text:p>
      <text:p text:style-name="P27"><text:s text:c="8"/>0000000000000000 0000000000000000 0000000000000000 0000000000000000</text:p>
      <text:p text:style-name="P27"><text:s text:c="8"/>0000000000000000 0000000000000000 0000000000000000 0000000000000000</text:p>
      <text:p text:style-name="P27">EL1 State: 40010000 1c5 2000000 0</text:p>
      <text:p text:style-name="P27">Current Paging Controls: 30d00800 0 0 0</text:p>
      <text:p text:style-name="P27">UNKNOWN Guest Fault: [200/5/??]</text:p>
      <text:p text:style-name="P27">PSTATE/PC: 3c5/200</text:p>
      <text:p text:style-name="P27">GPREGS: 0000000000008000 0000000000000000 0000000000000000 0000000000000000</text:p>
      <text:p text:style-name="P27"><text:s text:c="8"/>0000000000000000 0000000000000000 0000000000000000 0000000000000000</text:p>
      <text:p text:style-name="P27"><text:s text:c="8"/>0000000000000000 0000000000000000 000000</text:p>
      <text:p text:style-name="P27"/>
      <text:p text:style-name="P27"/>
      <text:p text:style-name="P27"/>
      <text:p text:style-name="P27"/>
      <text:p text:style-name="P27"/>
      <text:p text:style-name="P21">Lauterbach MMU</text:p>
      <text:p text:style-name="P20"><text:s/>SYStem.Option MMUSPACES ON <text:s/></text:p>
      <text:p text:style-name="P20"><text:s/>print "initializing debugger MMU..."</text:p>
      <text:p text:style-name="P20"><text:s/>MMU.FORMAT LINUX swapper_pg_dir 0xFFFFFFC000000000--0xFFFFFFDF00000000 0x0000000080000000</text:p>
      <text:p text:style-name="P20"><text:s/></text:p>
      <text:p text:style-name="P20"><text:s/>; prepare debugger translation </text:p>
      <text:p text:style-name="P20"><text:s/>TRANSLATION.COMMON 0xFFFFFFBF00000000--0ffffffffffffffff <text:s text:c="11"/>; common area for kernel and processes</text:p>
      <text:p text:style-name="P20"><text:s/>TRANSLATION.TableWalk ON <text:s text:c="2"/>; debugger uses a table walk to decode virtual addresses</text:p>
      <text:p text:style-name="P20"><text:s/>TRANSlation.ON <text:s/></text:p>
      <text:p text:style-name="P20"/>
      <text:p text:style-name="P32">Extract ramdisk</text:p>
      <text:p text:style-name="Preformatted_20_Text"># gzip -d file.cpio.gz</text:p>
      <text:p text:style-name="Standard"># cpio -idm &lt; file.cpio</text:p>
      <text:p text:style-name="Standard"/>
      <text:p text:style-name="Standard"/>
      <text:p text:style-name="P32">Make ramdisk</text:p>
      <text:p text:style-name="P66">cd source_folder/<text:line-break/><text:line-break/>find . | cpio -H newc -o &gt; ../<text:bookmark text:name="0.9635413388770686"/>initramfs.cpio<text:line-break/><text:line-break/>cd ..<text:line-break/><text:line-break/>cat<text:bookmark text:name="0.7697005473491372"/> initramfs.cpio | gzip &gt;<text:bookmark text:name="0.3422672185210871"/> <text:span text:style-name="T10">initramfs-debug.gz</text:span></text:p>
      <text:p text:style-name="P67">dtc -I dts -O dtb -o hi6220new<text:span text:style-name="T11">1</text:span>.dtb hi6220new<text:span text:style-name="T11">1</text:span>.dts</text:p>
      <text:p text:style-name="P65"/>
      <text:p text:style-name="P52">setenv ipaddr <text:span text:style-name="T3">130.149.39.61</text:span></text:p>
      <text:p text:style-name="P52">setenv serverip <text:span text:style-name="T4">130.149.39.71</text:span></text:p>
      <text:p text:style-name="P52"><text:soft-page-break/>setenv netmask 255.255.<text:span text:style-name="T5">255</text:span>.0</text:p>
      <text:p text:style-name="P44">tftp 0x10008000 image</text:p>
      <text:p text:style-name="P48">go 0x10008000</text:p>
      <text:p text:style-name="P47"/>
      <text:p text:style-name="P47"/>
      <text:p text:style-name="P13"/>
      <text:p text:style-name="P38">Data.LOAD.ELf <text:s text:c="2"/><text:span text:style-name="T7">/home/amna/Thesis/Linux_4.11/linux-4.11-rc2</text:span>/vmlinux /nocode <text:s/><text:span text:style-name="T27"><text:s/></text:span></text:p>
      <text:p text:style-name="P13">Data.LOAD.Elf <text:span text:style-name="T6">/home/amna/Thesis/phidias/build_amna/phidias.elf</text:span> /nocode /noclear</text:p>
      <text:p text:style-name="P13"/>
      <text:p text:style-name="P13"/>
      <text:p text:style-name="P15">Data.LOAD.Elf <text:span text:style-name="T6">/home/amna/Thesis/phidias/build_amna/image </text:span>/nocode /noclear</text:p>
      <text:p text:style-name="P14">Data.LOAD.Elf <text:s/>/home/amna/Thesis/ramdisk/trigger/testinit.o /nocode /noclear</text:p>
      <text:p text:style-name="P13">Data.LOAD.Elf <text:span text:style-name="T8">/home/amna/Thesis/phidias/lwip/build/lwip </text:span>/nocode /noclear</text:p>
      <text:p text:style-name="P13"/>
      <text:p text:style-name="P36">9709709 is 0x94288D<text:line-break/></text:p>
      <text:p text:style-name="P37">cp arch/arm64/boot/Image <text:s/>arch/arm64/boot/Image2</text:p>
      <text:p text:style-name="P36"><text:line-break/><text:line-break/>Then recompile the dtb<text:line-break/>dtc -I dts -O dtb -o hi6220new<text:span text:style-name="T11">1</text:span>.dtb hi6220new<text:span text:style-name="T11">1</text:span>.dts</text:p>
      <text:p text:style-name="P33"/>
      <text:p text:style-name="P34">make ARCH=arm64 CROSS_COMPILE=aarch64-linux-gnu- Image</text:p>
      <text:p text:style-name="P34"/>
      <text:p text:style-name="P34"/>
      <text:p text:style-name="P31">Cross compiling Xen store</text:p>
      <text:p text:style-name="P40"/>
      <text:p text:style-name="P39"><text:s/>./configure <text:s/>CC=aarch64-linux-gnu-gcc –host=aarch64-linux-gnu</text:p>
      <text:p text:style-name="Standard"><text:span text:style-name="T28">Error for uuid.h<text:line-break/></text:span>manually <text:a xlink:type="simple" xlink:href="ftp://ftp.ossp.org/pkg/lib/" text:style-name="Internet_20_link" text:visited-style-name="Visited_20_Internet_20_Link">ftp://ftp.ossp.org/pkg/lib/</text:a></text:p>
      <text:p text:style-name="P40">Chane prefix to /usr in Makefile</text:p>
      <text:p text:style-name="P40">./configure</text:p>
      <text:p text:style-name="P40">make</text:p>
      <text:p text:style-name="P40">make install</text:p>
      <text:p text:style-name="P40">Now error lncurses</text:p>
      <text:p text:style-name="P40">/<text:span text:style-name="T30">etc/apt/sources.list</text:span></text:p>
      <text:p text:style-name="Standard"/>
      <text:p text:style-name="Preformatted_20_Text"><text:span text:style-name="Source_20_Text">deb http://de.archive.ubuntu.com/ubuntu xenial main restricted universe multiverse</text:span></text:p>
      <text:p text:style-name="Preformatted_20_Text"/>
      <text:p text:style-name="Preformatted_20_Text"/>
      <text:p text:style-name="Preformatted_20_Text">deb http://de.archive.ubuntu.com/ubuntu xenial-updates main restricted universe multiverse</text:p>
      <text:p text:style-name="P72"/>
      <text:p text:style-name="Preformatted_20_Text">deb http://de.archive.ubuntu.com/ubuntu xenial-security main restricted universe multiverse</text:p>
      <text:p text:style-name="Preformatted_20_Text"/>
      <text:p text:style-name="Preformatted_20_Text"/>
      <text:p text:style-name="Preformatted_20_Text">deb http://de.archive.ubuntu.com/ubuntu xenial-backports main restricted universe multiverse</text:p>
      <text:p text:style-name="Preformatted_20_Text"/>
      <text:p text:style-name="Preformatted_20_Text"><text:span text:style-name="Source_20_Text"/></text:p>
      <text:p text:style-name="Footer"/>
      <text:p text:style-name="Footer"><text:soft-page-break/><text:span text:style-name="Source_20_Text">sudo apt-get install libperl-dev<text:line-break/>sudo apt-get install libgtk2.0-dev</text:span></text:p>
      <text:p text:style-name="Preformatted_20_Text"><text:span text:style-name="Source_20_Text">apt-get install glib-2.0</text:span></text:p>
      <text:p text:style-name="P68"><text:span text:style-name="T21">./</text:span><text:span text:style-name="T22">configure &lt;prevuous options&gt; </text:span><text:span text:style-name="T21">--</text:span><text:span text:style-name="Emphasis"><text:span text:style-name="T23">disable</text:span></text:span><text:span text:style-name="T21">-</text:span><text:span text:style-name="Emphasis"><text:span text:style-name="T23">blktap2</text:span></text:span></text:p>
      <text:p text:style-name="P59"/>
      <text:p text:style-name="P59">{ $as_echo "$as_me:${as_lineno-$LINENO}: checking for MD5 in -lcrypto" &gt;&amp;5</text:p>
      <text:p text:style-name="P59">$as_echo_n "checking for MD5 in -lcrypto... " &gt;&amp;6; }</text:p>
      <text:p text:style-name="P59">if ${ac_cv_lib_crypto_MD5+:} false; then :</text:p>
      <text:p text:style-name="P59"><text:s text:c="2"/>$as_echo_n "(cached) " &gt;&amp;6</text:p>
      <text:p text:style-name="P59">else</text:p>
      <text:p text:style-name="P59"><text:s text:c="2"/>ac_check_lib_save_LIBS=$LIBS</text:p>
      <text:p text:style-name="P59">LIBS="-lcrypto <text:s/>$LIBS"</text:p>
      <text:p text:style-name="P59">cat confdefs.h - &lt;&lt;_ACEOF &gt;conftest.$ac_ext</text:p>
      <text:p text:style-name="P59">/* end confdefs.h. <text:s/>*/</text:p>
      <text:p text:style-name="P59"/>
      <text:p text:style-name="P59">/* Override any GCC internal prototype to avoid an error.</text:p>
      <text:p text:style-name="P59"><text:s text:c="3"/>Use char because int might match the return type of a GCC</text:p>
      <text:p text:style-name="P59"><text:s text:c="3"/>builtin and then its argument prototype would still apply. <text:s/>*/</text:p>
      <text:p text:style-name="P59">#ifdef __cplusplus</text:p>
      <text:p text:style-name="P59">extern "C"</text:p>
      <text:p text:style-name="P59">#endif</text:p>
      <text:p text:style-name="P59">char MD5 ();</text:p>
      <text:p text:style-name="P59">int</text:p>
      <text:p text:style-name="P59">main ()</text:p>
      <text:p text:style-name="P59">{</text:p>
      <text:p text:style-name="P59">return MD5 ();</text:p>
      <text:p text:style-name="P59"><text:s text:c="2"/>;</text:p>
      <text:p text:style-name="P59"><text:s text:c="2"/>return 0;</text:p>
      <text:p text:style-name="P59">}</text:p>
      <text:p text:style-name="P59">_ACEOF</text:p>
      <text:p text:style-name="P59">if ac_fn_c_try_link "$LINENO"; then :</text:p>
      <text:p text:style-name="P59"><text:s text:c="2"/>ac_cv_lib_crypto_MD5=yes</text:p>
      <text:p text:style-name="P59">else</text:p>
      <text:p text:style-name="P59"><text:s text:c="2"/>ac_cv_lib_crypto_MD5=no</text:p>
      <text:p text:style-name="P59">fi</text:p>
      <text:p text:style-name="P59">rm -f core conftest.err conftest.$ac_objext \</text:p>
      <text:p text:style-name="P59"><text:s text:c="4"/>conftest$ac_exeext conftest.$ac_ext</text:p>
      <text:p text:style-name="P59">LIBS=$ac_check_lib_save_LIBS</text:p>
      <text:p text:style-name="P59">fi</text:p>
      <text:p text:style-name="P59">{ $as_echo "$as_me:${as_lineno-$LINENO}: result: $ac_cv_lib_crypto_MD5" &gt;&amp;5</text:p>
      <text:p text:style-name="P59">$as_echo "$ac_cv_lib_crypto_MD5" &gt;&amp;6; }</text:p>
      <text:p text:style-name="P59">if test "x$ac_cv_lib_crypto_MD5" = xyes; then :</text:p>
      <text:p text:style-name="P59"><text:s text:c="2"/>cat &gt;&gt;confdefs.h &lt;&lt;_ACEOF</text:p>
      <text:p text:style-name="P59">#define HAVE_LIBCRYPTO 1</text:p>
      <text:p text:style-name="P59">_ACEOF</text:p>
      <text:p text:style-name="P59"/>
      <text:p text:style-name="P59"><text:s text:c="2"/>LIBS="-lcrypto $LIBS"</text:p>
      <text:p text:style-name="P59"/>
      <text:p text:style-name="P59">else</text:p>
      <text:p text:style-name="P59"><text:s text:c="2"/>as_fn_error $? "Could not find libcrypto" "$LINENO" 5</text:p>
      <text:p text:style-name="P59"><text:soft-page-break/>fi</text:p>
      <text:p text:style-name="P60"/>
      <text:p text:style-name="P60">{ $as_echo "$as_me:${as_lineno-$LINENO}: checking for yajl_alloc in -lyajl" &gt;&amp;5</text:p>
      <text:p text:style-name="P60">$as_echo_n "checking for yajl_alloc in -lyajl... " &gt;&amp;6; }</text:p>
      <text:p text:style-name="P60">if ${ac_cv_lib_yajl_yajl_alloc+:} false; then :</text:p>
      <text:p text:style-name="P60"><text:s text:c="2"/>$as_echo_n "(cached) " &gt;&amp;6</text:p>
      <text:p text:style-name="P60">else</text:p>
      <text:p text:style-name="P60"><text:s text:c="2"/>ac_check_lib_save_LIBS=$LIBS</text:p>
      <text:p text:style-name="P60">LIBS="-lyajl <text:s/>$LIBS"</text:p>
      <text:p text:style-name="P60">cat confdefs.h - &lt;&lt;_ACEOF &gt;conftest.$ac_ext</text:p>
      <text:p text:style-name="P60">/* end confdefs.h. <text:s/>*/</text:p>
      <text:p text:style-name="P60"/>
      <text:p text:style-name="P60">/* Override any GCC internal prototype to avoid an error.</text:p>
      <text:p text:style-name="P60"><text:s text:c="3"/>Use char because int might match the return type of a GCC</text:p>
      <text:p text:style-name="P60"><text:s text:c="3"/>builtin and then its argument prototype would still apply. <text:s/>*/</text:p>
      <text:p text:style-name="P60">#ifdef __cplusplus</text:p>
      <text:p text:style-name="P60">extern "C"</text:p>
      <text:p text:style-name="P60">#endif</text:p>
      <text:p text:style-name="P60">char yajl_alloc ();</text:p>
      <text:p text:style-name="P60">int</text:p>
      <text:p text:style-name="P60">main ()</text:p>
      <text:p text:style-name="P60">{</text:p>
      <text:p text:style-name="P60">return yajl_alloc ();</text:p>
      <text:p text:style-name="P60"><text:s text:c="2"/>;</text:p>
      <text:p text:style-name="P60"><text:s text:c="2"/>return 0;</text:p>
      <text:p text:style-name="P60">}</text:p>
      <text:p text:style-name="P60">_ACEOF</text:p>
      <text:p text:style-name="P60">if ac_fn_c_try_link "$LINENO"; then :</text:p>
      <text:p text:style-name="P60"><text:s text:c="2"/>ac_cv_lib_yajl_yajl_alloc=yes</text:p>
      <text:p text:style-name="P60">else</text:p>
      <text:p text:style-name="P60"><text:s text:c="2"/>ac_cv_lib_yajl_yajl_alloc=no</text:p>
      <text:p text:style-name="P60">fi</text:p>
      <text:p text:style-name="P60">rm -f core conftest.err conftest.$ac_objext \</text:p>
      <text:p text:style-name="P60"><text:s text:c="4"/>conftest$ac_exeext conftest.$ac_ext</text:p>
      <text:p text:style-name="P60">LIBS=$ac_check_lib_save_LIBS</text:p>
      <text:p text:style-name="P60">fi</text:p>
      <text:p text:style-name="P60">{ $as_echo "$as_me:${as_lineno-$LINENO}: result: $ac_cv_lib_yajl_yajl_alloc" &gt;&amp;5</text:p>
      <text:p text:style-name="P60">$as_echo "$ac_cv_lib_yajl_yajl_alloc" &gt;&amp;6; }</text:p>
      <text:p text:style-name="P60">if test "x$ac_cv_lib_yajl_yajl_alloc" = xyes; then :</text:p>
      <text:p text:style-name="P60"><text:s text:c="2"/>cat &gt;&gt;confdefs.h &lt;&lt;_ACEOF</text:p>
      <text:p text:style-name="P60">#define HAVE_LIBYAJL 1</text:p>
      <text:p text:style-name="P60">_ACEOF</text:p>
      <text:p text:style-name="P60"/>
      <text:p text:style-name="P60"><text:s text:c="2"/>LIBS="-lyajl $LIBS"</text:p>
      <text:p text:style-name="P60"/>
      <text:p text:style-name="P60">else</text:p>
      <text:p text:style-name="P60"><text:s text:c="2"/>as_fn_error $? "Could not find yajl" "$LINENO" 5</text:p>
      <text:p text:style-name="P60">fi</text:p>
      <text:p text:style-name="P60"/>
      <text:p text:style-name="P61"/>
      <text:p text:style-name="Standard"><text:soft-page-break/></text:p>
      <text:p text:style-name="Standard"/>
      <text:p text:style-name="P35">mkdir /lib/modules/4.11.0-rc2</text:p>
      <text:p text:style-name="P35"/>
      <text:p text:style-name="P53">For initrd.img</text:p>
      <text:p text:style-name="Preformatted_20_Text"><text:span text:style-name="Source_20_Text">zcat /boot/initrd-2.6.18-164.6.1.el5.img | cpio -idmv</text:span></text:p>
      <text:list xml:id="list7418097759829900575" text:style-name="L1">
        <text:list-item>
          <text:p text:style-name="P57">Edit the contents (if needed)</text:p>
        </text:list-item>
        <text:list-item>
          <text:p text:style-name="P57">Finally <text:span text:style-name="Source_20_Text">repack and compres</text:span><text:span text:style-name="Source_20_Text"><text:span text:style-name="T26">s </text:span></text:span>the <text:span text:style-name="Source_20_Text">initrd </text:span>image:</text:p>
        </text:list-item>
      </text:list>
      <text:p text:style-name="Text_20_body"><text:a xlink:type="simple" xlink:href="https://access.redhat.com/solutions/24029#" text:style-name="Internet_20_link" text:visited-style-name="Visited_20_Internet_20_Link">Raw</text:a></text:p>
      <text:p text:style-name="Preformatted_20_Text"><text:span text:style-name="Source_20_Text"># find . | cpio -o -c | gzip -9 &gt; /boot/test.img</text:span></text:p>
      <text:p text:style-name="P54"/>
      <text:p text:style-name="P54"/>
      <text:p text:style-name="P55">Dumping FDT</text:p>
      <text:p text:style-name="Preformatted_20_Text"><text:span text:style-name="T12">Linux Guest while </text:span><text:span text:style-name="T29"><text:line-break/></text:span><text:span text:style-name="T12">&gt; booting Domain 0.</text:span><text:span text:style-name="T29"><text:line-break/></text:span><text:span text:style-name="T12">&gt; </text:span><text:span text:style-name="T29"><text:line-break/></text:span><text:span text:style-name="T12">&gt; </text:span><text:span text:style-name="T29"><text:line-break/></text:span><text:span text:style-name="T12">&gt; I want to see flattened device tree created by Xen by remapping I/O and </text:span><text:span text:style-name="T29"><text:line-break/></text:span><text:span text:style-name="T12">&gt; IRQs for Guest.</text:span><text:span text:style-name="T29"><text:line-break/></text:span><text:span text:style-name="T12">&gt; </text:span><text:span text:style-name="T29"><text:line-break/></text:span><text:span text:style-name="T12">&gt; </text:span><text:span text:style-name="T29"><text:line-break/></text:span>&gt; Is there a simple API to dump the flattened device?<text:line-break/><text:line-break/>I am not sure there is a facility in the Linux kernel to dump the <text:line-break/>device-tree. However, you can do it from the user space with:<text:line-break/><text:line-break/>dtc -I fs /proc/device-tree -O dts<text:line-break/><text:line-break/>Cheers,</text:p>
      <text:p text:style-name="Preformatted_20_Text"/>
      <text:p text:style-name="Preformatted_20_Text"/>
      <text:p text:style-name="P70">Xen Tools</text:p>
      <text:p text:style-name="P70"/>
      <text:p text:style-name="P62"><text:a xlink:type="simple" xlink:href="https://wiki.xenproject.org/wiki/Xen_ARM_with_Virtualization_Extensions/CrossCompiling" text:style-name="Internet_20_link" text:visited-style-name="Visited_20_Internet_20_Link">https://wiki.xenproject.org/wiki/Xen_ARM_with_Virtualization_Extensions/CrossCompiling</text:a></text:p>
      <text:p text:style-name="P71">sbuild-adduser $USER</text:p>
      <text:p text:style-name="P62"/>
      <text:p text:style-name="P73"><text:span text:style-name="T14">sbuild-createchroot --components=main,universe </text:span><text:span text:style-name="T15">trusty</text:span><text:span text:style-name="T14"> /srv/chroots/</text:span><text:span text:style-name="T16">trusty</text:span><text:span text:style-name="T14">-arm</text:span><text:span text:style-name="T17">64</text:span><text:span text:style-name="T14">-cross </text:span><text:a xlink:type="simple" xlink:href="http://archive.ubuntu.com/ubuntu/" text:style-name="Internet_20_link" text:visited-style-name="Visited_20_Internet_20_Link"><text:span text:style-name="T24">http://archive.ubuntu.com/ubuntu/</text:span></text:a></text:p>
      <text:p text:style-name="P74"><text:span text:style-name="T24"><text:s/>gedit /etc/schroot/chroot.d/trusty-arm64-cross </text:span></text:p>
      <text:p text:style-name="P63">[trusty-arm64-cross]</text:p>
      <text:p text:style-name="P63">type=directory</text:p>
      <text:p text:style-name="P63">union-type=overlay</text:p>
      <text:p text:style-name="P63">description=Debian trusty/arm64 crossbuilder</text:p>
      <text:p text:style-name="P63">directory=/srv/chroots/trusty-arm64-cross</text:p>
      <text:p text:style-name="P63">groups=root,sbuild</text:p>
      <text:p text:style-name="P63">root-groups=root,sbuild</text:p>
      <text:p text:style-name="P64"><text:span text:style-name="T31">profile=default</text:span></text:p>
      <text:p text:style-name="Preformatted_20_Text"/>
      <text:p text:style-name="Preformatted_20_Text">schroot -c saucy-arm64-cross</text:p>
      <text:p text:style-name="P88">vi /etc/apt/sources.list</text:p>
      <text:p text:style-name="P90"><text:span text:style-name="T14">deb </text:span><text:span text:style-name="T19">[arch=amd64]</text:span><text:span text:style-name="T14"> </text:span><text:a xlink:type="simple" xlink:href="http://archive.ubuntu.com/ubuntu/" text:style-name="Internet_20_link" text:visited-style-name="Visited_20_Internet_20_Link"><text:span text:style-name="T24">http://archive.ubuntu.com/ubuntu/</text:span></text:a><text:span text:style-name="T14"> </text:span><text:span text:style-name="T18">trusty</text:span><text:span text:style-name="T14"> main universe</text:span></text:p>
      <text:p text:style-name="P90"><text:span text:style-name="T14">deb-src </text:span><text:span text:style-name="T19">[arch=amd64]</text:span><text:span text:style-name="T14"> </text:span><text:a xlink:type="simple" xlink:href="http://archive.ubuntu.com/ubuntu/" text:style-name="Internet_20_link" text:visited-style-name="Visited_20_Internet_20_Link"><text:span text:style-name="T24">http://archive.ubuntu.com/ubuntu/</text:span></text:a><text:span text:style-name="T14"> </text:span><text:span text:style-name="T18">trusty</text:span><text:span text:style-name="T14"> main universe</text:span></text:p>
      <text:p text:style-name="P91"><text:s text:c="3"/></text:p>
      <text:p text:style-name="P89"><text:span text:style-name="T19">deb [arch=arm64] </text:span><text:a xlink:type="simple" xlink:href="http://ports.ubuntu.com/" text:style-name="Internet_20_link" text:visited-style-name="Visited_20_Internet_20_Link"><text:span text:style-name="T25">http://ports.ubuntu.com/</text:span></text:a><text:span text:style-name="T19"> </text:span><text:span text:style-name="T20">trusty</text:span><text:span text:style-name="T19"> main universe</text:span></text:p>
      <text:p text:style-name="P76"><text:span text:style-name="T19"/></text:p>
      <text:p text:style-name="P75">(trusty-arm64-cross)root@amna-ThinkPad-E460:/home/amna/Thesis/xen/xen# ./configure --build=x86_64-unknown-linux-gnu –host=aarch64-linux-gnu</text:p>
      <text:p text:style-name="P75"/>
      <text:p text:style-name="P77"><text:a xlink:type="simple" xlink:href="https://wiki.xen.org/wiki/Xen_ARM_with_Virtualization_Extensions#error:_.22PSR_MODE_EL3h.22_redefined" text:style-name="Internet_20_link" text:visited-style-name="Visited_20_Internet_20_Link">https://wiki.xen.org/wiki/Xen_ARM_with_Virtualization_Extensions#error:_.22PSR_MODE_EL3h.22_redefined</text:a></text:p>
      <text:p text:style-name="P78">donot exit the chroot after install packages</text:p>
      <text:p text:style-name="P78"><text:soft-page-break/></text:p>
      <text:p text:style-name="P85">Enable xenfs and privcmd in .config for Linux Kernel</text:p>
      <text:p text:style-name="P85"/>
      <text:p text:style-name="P79">Initramfs</text:p>
      <text:p text:style-name="P84">cp -r /usr/local/lib/* /lib</text:p>
      <text:p text:style-name="P82">mkdir /var/run</text:p>
      <text:p text:style-name="P87"><text:span text:style-name="T32">touch /var/run/xenconsoled.pid</text:span></text:p>
      <text:p text:style-name="P80"><text:span text:style-name="T33">chmod +x </text:span>/usr/local/sbin/xenstored</text:p>
      <text:p text:style-name="P81">./usr/local/sbin/xenstor<text:span text:style-name="T34">ed --pid-file /var/run/xenstored.pid -D</text:span></text:p>
      <text:p text:style-name="P83">cd /usr/local/bin/</text:p>
      <text:p text:style-name="P83">chmod +x *</text:p>
      <text:p text:style-name="P83">./xenstore-ls</text:p>
      <text:p text:style-name="P83"/>
      <text:p text:style-name="P83"/>
      <text:p text:style-name="P86">Now we need to debug xenstore <text:s/>dom0_init</text:p>
      <text:p text:style-name="P79"/>
      <text:p text:style-name="P78"/>
      <text:p text:style-name="P56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Liberation Mono1" svg:font-family="'Liberation Mono', 'dl liberation mono', monospace"/>
    <style:font-face style:name="Segoe UI" svg:font-family="'Segoe UI', 'Segoe WP', 'Segoe UI WPC', Tahoma, Arial, sans-serif"/>
    <style:font-face style:name="Ubuntubeta" svg:font-family="Ubuntubeta, Ubuntu, 'Bitstream Vera Sans', 'DejaVu Sans', Tahoma, sans-serif"/>
    <style:font-face style:name="arial" svg:font-family="arial, sans-serif"/>
    <style:font-face style:name="inherit" svg:font-family="inherit"/>
    <style:font-face style:name="monospace" svg:font-family="monospace, Courier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align="start" style:justify-single-word="false" fo:orphans="2" fo:widows="2" fo:text-indent="0in" style:auto-text-indent="false"/>
    </style:style>
    <style:style style:name="MT1" style:family="text">
      <style:text-properties fo:font-variant="normal" fo:text-transform="none" fo:color="#000000" style:font-name="Ubuntubeta" fo:font-size="4.84999990463257pt" fo:letter-spacing="normal" fo:font-style="normal" fo:font-weight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/></text:p>
        <text:p text:style-name="MP1"><text:span text:style-name="MT1"/></text:p>
        <text:p text:style-name="MP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3:06:43.160777431</meta:creation-date>
    <dc:date>2017-07-25T17:11:41.590739688</dc:date>
    <meta:editing-duration>P3DT9H31M37S</meta:editing-duration>
    <meta:editing-cycles>188</meta:editing-cycles>
    <meta:generator>LibreOffice/5.1.6.2$Linux_X86_64 LibreOffice_project/10m0$Build-2</meta:generator>
    <meta:document-statistic meta:table-count="0" meta:image-count="0" meta:object-count="0" meta:page-count="10" meta:paragraph-count="291" meta:word-count="1209" meta:character-count="11586" meta:non-whitespace-character-count="10340"/>
  </office:meta>
</office:document-meta>
</file>